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Session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setNamespacePrefix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impersonate(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ession.getWorksp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Session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ClientSession( Repository repository , RemoteSess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Session.getImportContentHandler( final String path , final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ientSession.getUs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getLockToke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removeLockToke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get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ession.checkPermission( String path , String a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move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ession.importXML( String path , InputStream xml ,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Session.exportSystemView( String path , ContentHandler handler , boolean binaryAsLink , boolean noRecur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ientSession.exportSystemView( String path , OutputStream output , boolean binaryAsLink , boolean noRecu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ession.getItem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getNodeByUUID(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itemExists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isL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log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Session.getNamespace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exportDocumentView( String path , ContentHandler handler , boolean binaryAsLink , boolean noRecur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ientSession.getNamespace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exportDocumentView( String path , OutputStream output , boolean binaryAsLink , boolean noRecu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ession.getRoo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addLockToke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ession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